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3faf46" draw:marker-start-width="0.28cm" draw:marker-end-width="0.28cm" draw:fill-color="#ffffd7" draw:textarea-horizontal-align="justify" draw:textarea-vertical-align="middle" draw:auto-grow-height="false" fo:min-height="3.248cm" fo:min-width="6.998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3faf46" draw:marker-start-width="0.28cm" draw:marker-end-width="0.28cm" draw:fill-color="#ffffd7" draw:textarea-horizontal-align="justify" draw:textarea-vertical-align="middle" draw:auto-grow-height="false" fo:min-height="3.248cm" fo:min-width="6.998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 style:list-style-name="L1">
      <style:graphic-properties svg:stroke-width="0.053cm" svg:stroke-color="#2a6099" draw:marker-start-width="0.28cm" draw:marker-end-width="0.28cm" draw:fill-color="#dee6ef" draw:textarea-horizontal-align="justify" draw:textarea-vertical-align="middle" draw:auto-grow-height="false" fo:min-height="1.139cm" fo:min-width="7.264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2a6099" draw:marker-start-width="0.28cm" draw:marker-end-width="0.28cm" draw:fill-color="#dee6ef" draw:textarea-horizontal-align="justify" draw:textarea-vertical-align="middle" draw:auto-grow-height="false" fo:min-height="0.917cm" fo:min-width="7.292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 style:list-style-name="L1">
      <style:graphic-properties svg:stroke-width="0.106cm" svg:stroke-color="#77bc65" draw:marker-start-width="0.359cm" draw:marker-end-width="0.359cm" draw:fill-color="#ffffd7" draw:textarea-horizontal-align="justify" draw:textarea-vertical-align="middle" draw:auto-grow-height="false" fo:min-height="3.196cm" fo:min-width="24.946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035cm" svg:stroke-color="#3faf46" draw:marker-start-width="0.252cm" draw:marker-end-width="0.252cm" draw:fill-color="#e8f2a1" draw:textarea-horizontal-align="justify" draw:textarea-vertical-align="middle" draw:auto-grow-height="false" fo:min-height="0.966cm" fo:min-width="3.46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0.966cm" fo:min-width="3.46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50938a" draw:marker-start-width="0.28cm" draw:marker-end-width="0.28cm" draw:fill-color="#dde8cb" draw:textarea-horizontal-align="justify" draw:textarea-vertical-align="middle" draw:auto-grow-height="false" fo:min-height="3.248cm" fo:min-width="6.998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1.75cm" fo:min-width="16.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1.698cm" fo:min-width="7.4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color="#000000" draw:fill-color="#ffdbb6" draw:textarea-horizontal-align="justify" draw:textarea-vertical-align="middle" draw:auto-grow-height="false" fo:min-height="5cm" fo:min-width="0.5cm"/>
    </style:style>
    <style:style style:name="gr12" style:family="graphic" style:parent-style-name="standard">
      <style:graphic-properties svg:stroke-color="#000000" draw:fill-color="#e0c2cd" draw:textarea-horizontal-align="justify" draw:textarea-vertical-align="middle" draw:auto-grow-height="false" fo:min-height="5cm" fo:min-width="0.5cm"/>
    </style:style>
    <style:style style:name="gr13" style:family="graphic" style:parent-style-name="standard">
      <style:graphic-properties svg:stroke-color="#000000" draw:fill-color="#e0c2cd" draw:textarea-horizontal-align="justify" draw:textarea-vertical-align="middle" draw:auto-grow-height="false" fo:min-height="1.719cm" fo:min-width="0.5cm"/>
    </style:style>
    <style:style style:name="gr14" style:family="graphic" style:parent-style-name="standard">
      <style:graphic-properties svg:stroke-color="#000000" draw:fill-color="#ffdbb6" draw:textarea-horizontal-align="justify" draw:textarea-vertical-align="middle" draw:auto-grow-height="false" fo:min-height="1.719cm" fo:min-width="0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-color="#ffffd7"/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dee6ef"/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8f2a1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b4c7d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dde8cb"/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ffdbb6"/>
      <style:paragraph-properties fo:text-align="center"/>
    </style:style>
    <style:style style:name="P11" style:family="paragraph">
      <loext:graphic-properties draw:fill-color="#e0c2c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4cm" svg:x="11cm" svg:y="7cm">
          <text:p text:style-name="P1"><text:span text:style-name="T1">FHEM::Module</text:span></text:p>
          <text:p text:style-name="P1"><text:span text:style-name="T2">Modern Perl</text:span></text:p>
          <text:p text:style-name="P1"><text:span text:style-name="T2">OOP &amp; Inheritance</text:span></text:p>
          <draw:enhanced-geometry svg:viewBox="0 0 21600 21600" draw:path-stretchpoint-x="10800" draw:path-stretchpoint-y="10800" draw:text-areas="?f3 ?f4 ?f5 ?f6" draw:type="round-rectangle" draw:modifiers="4132.63611196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cm" svg:height="4cm" svg:x="2cm" svg:y="7cm">
          <text:p text:style-name="P1"><text:span text:style-name="T1">FHEM Style Modules</text:span></text:p>
          <text:p text:style-name="P1"><text:span text:style-name="T3">NN</text:span><text:span text:style-name="T2">_</text:span><text:span text:style-name="T3">Module</text:span><text:span text:style-name="T2">.pm</text:span></text:p>
          <text:p text:style-name="P1"><text:span text:style-name="T4">Module</text:span><text:span text:style-name="T1">_Initialize()...</text:span></text:p>
          <draw:enhanced-geometry svg:viewBox="0 0 21600 21600" draw:path-stretchpoint-x="10800" draw:path-stretchpoint-y="10800" draw:text-areas="?f3 ?f4 ?f5 ?f6" draw:type="round-rectangle" draw:modifiers="4132.63611196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cm" svg:height="1.625cm" svg:x="20cm" svg:y="9.375cm">
          <text:p text:style-name="P1"><text:span text:style-name="T1">IO::Async::Notifier</text:span></text:p>
          <draw:enhanced-geometry svg:viewBox="0 0 21600 21600" draw:path-stretchpoint-x="10800" draw:path-stretchpoint-y="10800" draw:text-areas="?f3 ?f4 ?f5 ?f6" draw:type="round-rectangle" draw:modifiers="4132.63611196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8cm" svg:height="1.375cm" svg:x="20cm" svg:y="7cm">
          <text:p text:style-name="P1"><text:span text:style-name="T1">IO::Async::Loop::FHEM</text:span></text:p>
          <draw:enhanced-geometry svg:viewBox="0 0 21600 21600" draw:path-stretchpoint-x="10800" draw:path-stretchpoint-y="10800" draw:text-areas="?f3 ?f4 ?f5 ?f6" draw:type="round-rectangle" draw:modifiers="4132.63611196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6cm" svg:height="4cm" svg:x="2cm" svg:y="2cm">
          <text:p text:style-name="P1"><text:span text:style-name="T1">fhem.pl</text:span></text:p>
          <text:p text:style-name="P1">CORE / MAIN Loop</text:p>
          <text:p text:style-name="P1">Internal API, Timer and Filehandle Watchers</text:p>
          <draw:enhanced-geometry svg:viewBox="0 0 21600 21600" draw:path-stretchpoint-x="10800" draw:path-stretchpoint-y="10800" draw:text-areas="?f3 ?f4 ?f5 ?f6" draw:type="round-rectangle" draw:modifiers="4132.63611196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cm" svg:height="1.25cm" svg:x="4cm" svg:y="5.875cm">
          <text:p text:style-name="P4"><text:span text:style-name="T5">FH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4cm" svg:height="1.25cm" svg:x="22cm" svg:y="8.25cm">
          <text:p text:style-name="P4"><text:span text:style-name="T5">IO::Async::Loop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cm" svg:height="1.25cm" svg:x="13cm" svg:y="5.875cm">
          <text:p text:style-name="P4"><text:span text:style-name="T5">FH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cm" svg:height="1.25cm" svg:x="22cm" svg:y="5.875cm">
          <text:p text:style-name="P4"><text:span text:style-name="T5">FHEM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8cm" svg:height="4cm" svg:x="15.5cm" svg:y="10.75cm">
          <text:p text:style-name="P1"><text:span text:style-name="T1">FHEM::Async::Module</text:span></text:p>
          <text:p text:style-name="P1"><text:span text:style-name="T2">FHEM::Module and </text:span><text:span text:style-name="T2">IO::Async::Notifier</text:span></text:p>
          <draw:enhanced-geometry svg:viewBox="0 0 21600 21600" draw:path-stretchpoint-x="10800" draw:path-stretchpoint-y="10800" draw:text-areas="?f3 ?f4 ?f5 ?f6" draw:type="round-rectangle" draw:modifiers="4132.63611196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17cm" svg:height="2cm" svg:x="2cm" svg:y="17cm">
          <text:p text:style-name="P8">code based on <text:span text:style-name="T1">callback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cm" svg:height="2cm" svg:x="20cm" svg:y="17cm">
          <text:p text:style-name="P8"><text:span text:style-name="T1">async await</text:span> style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6cm" svg:x="5cm" svg:y="10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0" draw:layer="layout" svg:width="2cm" svg:height="6cm" svg:x="12cm" svg:y="10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1" draw:layer="layout" svg:width="2cm" svg:height="6cm" svg:x="25cm" svg:y="10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1" draw:layer="layout" svg:width="2cm" svg:height="2.25cm" svg:x="20.5cm" svg:y="14.6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2cm" svg:height="2.25cm" svg:x="16.5cm" svg:y="14.6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2T18:01:54.673639554</meta:creation-date>
    <dc:date>2025-06-02T18:54:02.062746362</dc:date>
    <meta:editing-duration>PT52M3S</meta:editing-duration>
    <meta:editing-cycles>10</meta:editing-cycles>
    <meta:generator>LibreOffice/7.4.7.2$Linux_X86_64 LibreOffice_project/40$Build-2</meta:generator>
    <meta:document-statistic meta:object-count="17"/>
  </office:meta>
</office:document-meta>
</file>